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co21" style:family="table-column">
      <style:table-column-properties fo:break-before="auto" style:column-width="101.79pt"/>
    </style:style>
    <style:style style:name="co22" style:family="table-column">
      <style:table-column-properties fo:break-before="auto" style:column-width="65.11pt"/>
    </style:style>
    <style:style style:name="co23" style:family="table-column">
      <style:table-column-properties fo:break-before="auto" style:column-width="68pt"/>
    </style:style>
    <style:style style:name="co24" style:family="table-column">
      <style:table-column-properties fo:break-before="auto" style:column-width="10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fo:border="0.06pt solid #000000" style:vertical-align="middle"/>
    </style:style>
    <style:style style:name="ce28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63df37"/>
    </style:style>
    <style:style style:name="ce33" style:family="table-cell" style:parent-style-name="Default">
      <style:table-cell-properties fo:background-color="#4fe596"/>
    </style:style>
    <style:style style:name="ce34" style:family="table-cell" style:parent-style-name="Default">
      <style:table-cell-properties fo:background-color="#4cd7d5"/>
    </style:style>
    <style:style style:name="ce35" style:family="table-cell" style:parent-style-name="Default">
      <style:table-cell-properties fo:background-color="#a997cf" style:text-align-source="fix" style:repeat-content="false" fo:border="0.06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fo:background-color="#eb1f1f"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#c4d760" style:text-align-source="fix" style:repeat-content="false" fo:border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4fe596"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a997cf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>
      <style:table-cell-properties fo:background-color="#4cd7d5" style:text-align-source="fix" style:repeat-content="false" fo:border="0.06pt solid #000000" style:vertical-align="middle"/>
      <style:paragraph-properties fo:text-align="center" fo:margin-left="0pt"/>
    </style:style>
    <style:style style:name="ce42" style:family="table-cell" style:parent-style-name="Default">
      <style:table-cell-properties fo:background-color="#eba264"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ackground-color="#63df37" style:text-align-source="fix" style:repeat-content="false" fo:border="0.06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#c4d760"/>
    </style:style>
    <style:style style:name="ce46" style:family="table-cell" style:parent-style-name="Default">
      <style:table-cell-properties fo:background-color="#4cd7d5" fo:border="0.06pt solid #000000"/>
    </style:style>
    <style:style style:name="ce47" style:family="table-cell" style:parent-style-name="Default">
      <style:table-cell-properties fo:background-color="#eba264"/>
    </style:style>
    <style:style style:name="ce48" style:family="table-cell" style:parent-style-name="Default">
      <style:table-cell-properties fo:background-color="#eb1f1f"/>
    </style:style>
    <style:style style:name="ce49" style:family="table-cell" style:parent-style-name="Default">
      <style:table-cell-properties fo:border="none" style:vertical-align="middle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office:value-type="float" office:value="0.0124157350510359" calcext:value-type="float">
            <text:p>0.012415735051036</text:p>
          </table:table-cell>
          <table:table-cell table:style-name="ce4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office:value-type="float" office:value="0.84736701619912" calcext:value-type="float">
            <text:p>0.84736701619912</text:p>
          </table:table-cell>
          <table:table-cell table:style-name="ce4"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office:value-type="float" office:value="0.0124335559085011" calcext:value-type="float">
            <text:p>0.012433555908501</text:p>
          </table:table-cell>
          <table:table-cell table:style-name="ce4" office:value-type="string" calcext:value-type="string">
            <text:p>A</text:p>
          </table:table-cell>
          <table:table-cell table:style-name="ce1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office:value-type="float" office:value="0.0132041002343003" calcext:value-type="float">
            <text:p>0.0132041002343</text:p>
          </table:table-cell>
          <table:table-cell office:value-type="string" calcext:value-type="string">
            <text:p>Q</text:p>
          </table:table-cell>
          <table:table-cell office:value-type="float" office:value="0.01298208807653" calcext:value-type="float">
            <text:p>0.01298208807653</text:p>
          </table:table-cell>
          <table:table-cell office:value-type="string" calcext:value-type="string">
            <text:p>M</text:p>
          </table:table-cell>
          <table:table-cell office:value-type="float" office:value="0.0123422220349312" calcext:value-type="float">
            <text:p>0.01234222203493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office:value-type="float" office:value="0.587176751431391" calcext:value-type="float">
            <text:p>0.587176751431391</text:p>
          </table:table-cell>
          <table:table-cell office:value-type="string" calcext:value-type="string">
            <text:p>F</text:p>
          </table:table-cell>
          <table:table-cell office:value-type="float" office:value="0.726243455293513" calcext:value-type="float">
            <text:p>0.726243455293513</text:p>
          </table:table-cell>
          <table:table-cell office:value-type="string" calcext:value-type="string">
            <text:p>M</text:p>
          </table:table-cell>
          <table:table-cell office:value-type="float" office:value="0.843083677019199" calcext:value-type="float">
            <text:p>0.84308367701919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office:value-type="float" office:value="0.017164897463214" calcext:value-type="float">
            <text:p>0.017164897463214</text:p>
          </table:table-cell>
          <table:table-cell office:value-type="string" calcext:value-type="string">
            <text:p>C</text:p>
          </table:table-cell>
          <table:table-cell office:value-type="float" office:value="0.01759915062062" calcext:value-type="float">
            <text:p>0.01759915062062</text:p>
          </table:table-cell>
          <table:table-cell office:value-type="string" calcext:value-type="string">
            <text:p>B</text:p>
          </table:table-cell>
          <table:table-cell office:value-type="float" office:value="0.0165816992521286" calcext:value-type="float">
            <text:p>0.016581699252129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office:value-type="float" office:value="0.604892974206873" calcext:value-type="float">
            <text:p>0.604892974206873</text:p>
          </table:table-cell>
          <table:table-cell office:value-type="string" calcext:value-type="string">
            <text:p>C</text:p>
          </table:table-cell>
          <table:table-cell office:value-type="float" office:value="0.524996982085381" calcext:value-type="float">
            <text:p>0.524996982085381</text:p>
          </table:table-cell>
          <table:table-cell office:value-type="string" calcext:value-type="string">
            <text:p>B</text:p>
          </table:table-cell>
          <table:table-cell office:value-type="float" office:value="0.792238049068927" calcext:value-type="float">
            <text:p>0.79223804906892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4</text:p>
          </table:table-cell>
          <table:table-cell table:number-columns-repeated="2"/>
          <table:table-cell table:style-name="ce4"/>
          <table:table-cell/>
          <table:table-cell office:value-type="float" office:value="0.013346174950199" calcext:value-type="float">
            <text:p>0.013346174950199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0.0123595148324966" calcext:value-type="float">
            <text:p>0.012359514832497</text:p>
          </table:table-cell>
          <table:table-cell table:style-name="ce1" office:value-type="string" calcext:value-type="string">
            <text:p>G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5</text:p>
          </table:table-cell>
          <table:table-cell table:number-columns-repeated="2"/>
          <table:table-cell table:style-name="ce4"/>
          <table:table-cell/>
          <table:table-cell office:value-type="float" office:value="0.737262469959103" calcext:value-type="float">
            <text:p>0.737262469959103</text:p>
          </table:table-cell>
          <table:table-cell office:value-type="string" calcext:value-type="string">
            <text:p>V</text:p>
          </table:table-cell>
          <table:table-cell table:style-name="ce1" office:value-type="float" office:value="0.845309919679466" calcext:value-type="float">
            <text:p>0.845309919679466</text:p>
          </table:table-cell>
          <table:table-cell table:style-name="ce4" office:value-type="string" calcext:value-type="string">
            <text:p>W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1"/>
          <table:table-cell table:style-name="ce2" office:value-type="string" calcext:value-type="string">
            <text:p>Scheme 1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2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3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4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20];[.D20];[.F20];[.H20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ce1" table:formula="of:=MIN([.D21];[.F21];[.H21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office:value-type="float" office:value="0.0132041002343003" calcext:value-type="float">
            <text:p>0.0132041002343</text:p>
          </table:table-cell>
          <table:table-cell office:value-type="string" calcext:value-type="string">
            <text:p>Q</text:p>
          </table:table-cell>
          <table:table-cell office:value-type="float" office:value="0.01298208807653" calcext:value-type="float">
            <text:p>0.01298208807653</text:p>
          </table:table-cell>
          <table:table-cell office:value-type="string" calcext:value-type="string">
            <text:p>M</text:p>
          </table:table-cell>
          <table:table-cell office:value-type="float" office:value="0.0123422220349312" calcext:value-type="float">
            <text:p>0.01234222203493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office:value-type="float" office:value="0.587176751431391" calcext:value-type="float">
            <text:p>0.587176751431391</text:p>
          </table:table-cell>
          <table:table-cell office:value-type="string" calcext:value-type="string">
            <text:p>F</text:p>
          </table:table-cell>
          <table:table-cell office:value-type="float" office:value="0.726243455293513" calcext:value-type="float">
            <text:p>0.726243455293513</text:p>
          </table:table-cell>
          <table:table-cell office:value-type="string" calcext:value-type="string">
            <text:p>M</text:p>
          </table:table-cell>
          <table:table-cell office:value-type="float" office:value="0.843083677019199" calcext:value-type="float">
            <text:p>0.84308367701919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2">
          <table:table-cell table:style-name="ce11"/>
          <table:table-cell table:style-name="ce21" table:number-columns-repeated="9"/>
        </table:table-row>
        <table:table-row table:style-name="ro1">
          <table:table-cell table:style-name="ce12"/>
          <table:table-cell table:style-name="ce21" table:number-columns-repeated="9"/>
        </table:table-row>
        <table:table-row table:style-name="ro1">
          <table:table-cell table:style-name="ce12"/>
          <table:table-cell table:style-name="ce21" table:number-columns-repeated="9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office:value-type="float" office:value="0.0151460804821303" calcext:value-type="float">
            <text:p>0.015146080482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office:value-type="float" office:value="0.805298618501957" calcext:value-type="float">
            <text:p>0.805298618501957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office:value-type="float" office:value="0.0151863422555228" calcext:value-type="float">
            <text:p>0.01518634225552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office:value-type="float" office:value="0.0157265695748833" calcext:value-type="float">
            <text:p>0.015726569574883</text:p>
          </table:table-cell>
          <table:table-cell table:style-name="ce1" office:value-type="string" calcext:value-type="string">
            <text:p>Q</text:p>
          </table:table-cell>
          <table:table-cell office:value-type="float" office:value="0.0155701937990937" calcext:value-type="float">
            <text:p>0.015570193799094</text:p>
          </table:table-cell>
          <table:table-cell table:style-name="ce1" office:value-type="string" calcext:value-type="string">
            <text:p>M</text:p>
          </table:table-cell>
          <table:table-cell office:value-type="float" office:value="0.0151574256209036" calcext:value-type="float">
            <text:p>0.01515742562090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office:value-type="float" office:value="0.524470339237966" calcext:value-type="float">
            <text:p>0.524470339237966</text:p>
          </table:table-cell>
          <table:table-cell office:value-type="string" calcext:value-type="string">
            <text:p>Q</text:p>
          </table:table-cell>
          <table:table-cell office:value-type="float" office:value="0.660780914178356" calcext:value-type="float">
            <text:p>0.660780914178356</text:p>
          </table:table-cell>
          <table:table-cell office:value-type="string" calcext:value-type="string">
            <text:p>M</text:p>
          </table:table-cell>
          <table:table-cell office:value-type="float" office:value="0.805408349221627" calcext:value-type="float">
            <text:p>0.80540834922162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office:value-type="float" office:value="0.0189587013674991" calcext:value-type="float">
            <text:p>0.018958701367499</text:p>
          </table:table-cell>
          <table:table-cell office:value-type="string" calcext:value-type="string">
            <text:p>C</text:p>
          </table:table-cell>
          <table:table-cell table:style-name="ce9" office:value-type="float" office:value="0.0187405184320897" calcext:value-type="float">
            <text:p>0.01874051843209</text:p>
          </table:table-cell>
          <table:table-cell table:style-name="ce9" office:value-type="string" calcext:value-type="string">
            <text:p>B</text:p>
          </table:table-cell>
          <table:table-cell table:style-name="ce4" office:value-type="float" office:value="0.0187412158896526" calcext:value-type="float">
            <text:p>0.018741215889653</text:p>
          </table:table-cell>
          <table:table-cell table:style-name="ce4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office:value-type="float" office:value="0.50942298380014" calcext:value-type="float">
            <text:p>0.50942298380014</text:p>
          </table:table-cell>
          <table:table-cell office:value-type="string" calcext:value-type="string">
            <text:p>C</text:p>
          </table:table-cell>
          <table:table-cell office:value-type="float" office:value="0.500901134207846" calcext:value-type="float">
            <text:p>0.500901134207846</text:p>
          </table:table-cell>
          <table:table-cell office:value-type="string" calcext:value-type="string">
            <text:p>B</text:p>
          </table:table-cell>
          <table:table-cell office:value-type="float" office:value="0.753627163885939" calcext:value-type="float">
            <text:p>0.75362716388593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4 </text:p>
          </table:table-cell>
          <table:table-cell table:number-columns-repeated="2"/>
          <table:table-cell table:style-name="ce4"/>
          <table:table-cell/>
          <table:table-cell office:value-type="float" office:value="0.0158659019390495" calcext:value-type="float">
            <text:p>0.01586590193905</text:p>
          </table:table-cell>
          <table:table-cell office:value-type="string" calcext:value-type="string">
            <text:p>J</text:p>
          </table:table-cell>
          <table:table-cell table:style-name="ce1" office:value-type="float" office:value="0.0150808192168673" calcext:value-type="float">
            <text:p>0.015080819216867</text:p>
          </table:table-cell>
          <table:table-cell table:style-name="ce4" office:value-type="string" calcext:value-type="string">
            <text:p>W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5</text:p>
          </table:table-cell>
          <table:table-cell table:number-columns-repeated="2"/>
          <table:table-cell table:style-name="ce4"/>
          <table:table-cell/>
          <table:table-cell office:value-type="float" office:value="0.639892414815903" calcext:value-type="float">
            <text:p>0.639892414815903</text:p>
          </table:table-cell>
          <table:table-cell office:value-type="string" calcext:value-type="string">
            <text:p>J</text:p>
          </table:table-cell>
          <table:table-cell table:style-name="ce1" office:value-type="float" office:value="0.805922366952779" calcext:value-type="float">
            <text:p>0.805922366952779</text:p>
          </table:table-cell>
          <table:table-cell table:style-name="ce4" office:value-type="string" calcext:value-type="string">
            <text:p>W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</table:table-row>
        <table:table-row table:style-name="ro1">
          <table:table-cell table:style-name="ce3" table:number-columns-repeated="9"/>
          <table:table-cell table:style-name="Default"/>
        </table:table-row>
        <table:table-row table:style-name="ro1">
          <table:table-cell table:style-name="ce1"/>
          <table:table-cell table:style-name="ce2" office:value-type="string" calcext:value-type="string">
            <text:p>Scheme 1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2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3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4</text:p>
          </table:table-cell>
          <table:table-cell table:style-name="ce2" office:value-type="string" calcext:value-type="string">
            <text:p>Let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office:value-type="float" office:value="0.0151460804821303" calcext:value-type="float">
            <text:p>0.01514608048213</text:p>
          </table:table-cell>
          <table:table-cell office:value-type="string" calcext:value-type="string">
            <text:p>N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office:value-type="float" office:value="0.805298618501957" calcext:value-type="float">
            <text:p>0.805298618501957</text:p>
          </table:table-cell>
          <table:table-cell office:value-type="string" calcext:value-type="string">
            <text:p>AB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office:value-type="float" office:value="0.0151863422555228" calcext:value-type="float">
            <text:p>0.015186342255523</text:p>
          </table:table-cell>
          <table:table-cell office:value-type="string" calcext:value-type="string">
            <text:p>A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office:value-type="float" office:value="0.0157265695748833" calcext:value-type="float">
            <text:p>0.015726569574883</text:p>
          </table:table-cell>
          <table:table-cell table:style-name="ce1" office:value-type="string" calcext:value-type="string">
            <text:p>Q</text:p>
          </table:table-cell>
          <table:table-cell office:value-type="float" office:value="0.0155701937990937" calcext:value-type="float">
            <text:p>0.015570193799094</text:p>
          </table:table-cell>
          <table:table-cell table:style-name="ce1" office:value-type="string" calcext:value-type="string">
            <text:p>M</text:p>
          </table:table-cell>
          <table:table-cell office:value-type="float" office:value="0.0151574256209036" calcext:value-type="float">
            <text:p>0.015157425620904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office:value-type="float" office:value="0.524470339237966" calcext:value-type="float">
            <text:p>0.524470339237966</text:p>
          </table:table-cell>
          <table:table-cell office:value-type="string" calcext:value-type="string">
            <text:p>Q</text:p>
          </table:table-cell>
          <table:table-cell office:value-type="float" office:value="0.660780914178356" calcext:value-type="float">
            <text:p>0.660780914178356</text:p>
          </table:table-cell>
          <table:table-cell office:value-type="string" calcext:value-type="string">
            <text:p>M</text:p>
          </table:table-cell>
          <table:table-cell office:value-type="float" office:value="0.805408349221627" calcext:value-type="float">
            <text:p>0.805408349221627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number-rows-repeated="2">
          <table:table-cell table:style-name="ce11"/>
          <table:table-cell table:style-name="ce21" table:number-columns-repeated="8"/>
          <table:table-cell table:style-name="Default"/>
        </table:table-row>
        <table:table-row table:style-name="ro1">
          <table:table-cell table:style-name="ce12"/>
          <table:table-cell table:style-name="ce21" table:number-columns-repeated="8"/>
          <table:table-cell table:style-name="Default"/>
        </table:table-row>
        <table:table-row table:style-name="ro1">
          <table:table-cell table:style-name="ce12"/>
          <table:table-cell table:style-name="ce21" table:number-columns-repeated="8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N,Y), (W,AB), (Y,AD)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AD,N), (AD,AB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ne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G,W), (T,W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table table:name="Slate 16" table:style-name="ta1">
        <table:table-column table:style-name="co10" table:default-cell-style-name="ce27"/>
        <table:table-column table:style-name="co10" table:default-cell-style-name="ce28"/>
        <table:table-column table:style-name="co10" table:default-cell-style-name="ce30"/>
        <table:table-column table:style-name="co21" table:default-cell-style-name="ce30"/>
        <table:table-column table:style-name="co10" table:default-cell-style-name="ce30"/>
        <table:table-column table:style-name="co10" table:default-cell-style-name="ce36"/>
        <table:table-column table:style-name="co10" table:number-columns-repeated="2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Letter</text:p>
          </table:table-cell>
          <table:table-cell table:style-name="ce29" office:value-type="string" calcext:value-type="string">
            <text:p>Network</text:p>
          </table:table-cell>
          <table:table-cell table:style-name="ce29" office:value-type="string" calcext:value-type="string">
            <text:p>Separation Scheme</text:p>
          </table:table-cell>
          <table:table-cell table:style-name="ce29" office:value-type="string" calcext:value-type="string">
            <text:p>AE 1</text:p>
          </table:table-cell>
          <table:table-cell table:style-name="ce29" office:value-type="string" calcext:value-type="string">
            <text:p>AE 1 Mean</text:p>
          </table:table-cell>
          <table:table-cell table:style-name="ce29" office:value-type="string" calcext:value-type="string">
            <text:p>AE 2 </text:p>
          </table:table-cell>
          <table:table-cell table:style-name="ce29" office:value-type="string" calcext:value-type="string">
            <text:p>AE 2 Mean</text:p>
          </table:table-cell>
          <table:table-cell table:style-name="ce29" office:value-type="string" calcext:value-type="string">
            <text:p>Mean Metric</text:p>
          </table:table-cell>
          <table:table-cell table:style-name="ce29" office:value-type="string" calcext:value-type="string">
            <text:p>Best Metric </text:p>
          </table:table-cell>
          <table:table-cell table:style-name="ce29" office:value-type="string" calcext:value-type="string">
            <text:p>Best Metric Param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2"/>
          <table:table-cell table:style-name="Default" office:value-type="float" office:value="0.01516588164183" calcext:value-type="float">
            <text:p>0.01516588164183</text:p>
          </table:table-cell>
          <table:table-cell table:style-name="Default" office:value-type="float" office:value="0.0124157350510359" calcext:value-type="float">
            <text:p>0.012415735051036</text:p>
          </table:table-cell>
          <table:table-cell office:value-type="string" calcext:value-type="string">
            <text:p>60, 1, 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  <table:table-cell table:number-columns-repeated="2"/>
          <table:table-cell table:style-name="ce46" office:value-type="float" office:value="0.0153141995892671" calcext:value-type="float">
            <text:p>0.015314199589267</text:p>
          </table:table-cell>
          <table:table-cell table:style-name="ce46" office:value-type="float" office:value="0.0126721984172088" calcext:value-type="float">
            <text:p>0.012672198417209</text:p>
          </table:table-cell>
          <table:table-cell office:value-type="string" calcext:value-type="string">
            <text:p>60, 1, 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/>
          <table:table-cell table:number-columns-repeated="2"/>
          <table:table-cell table:style-name="ce46" office:value-type="float" office:value="0.0155424596021395" calcext:value-type="float">
            <text:p>0.01554245960214</text:p>
          </table:table-cell>
          <table:table-cell table:style-name="ce46" office:value-type="float" office:value="0.0130222619524555" calcext:value-type="float">
            <text:p>0.013022261952456</text:p>
          </table:table-cell>
          <table:table-cell office:value-type="string" calcext:value-type="string">
            <text:p>30, 1, 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0"/>
          <table:table-cell table:number-columns-repeated="2"/>
          <table:table-cell table:style-name="ce46" office:value-type="float" office:value="0.0157661377136674" calcext:value-type="float">
            <text:p>0.015766137713667</text:p>
          </table:table-cell>
          <table:table-cell table:style-name="ce46" office:value-type="float" office:value="0.013347835370237" calcext:value-type="float">
            <text:p>0.013347835370237</text:p>
          </table:table-cell>
          <table:table-cell office:value-type="string" calcext:value-type="string">
            <text:p>30, 1, 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style-name="ce35" office:value-type="float" office:value="0.0191329804024702" calcext:value-type="float">
            <text:p>0.019132980402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style-name="ce35" office:value-type="float" office:value="0.0191329804024702" calcext:value-type="float">
            <text:p>0.019132980402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style-name="ce37" office:value-type="float" office:value="0.0337107480348979" calcext:value-type="float">
            <text:p>0.0337107480348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37" office:value-type="float" office:value="0.0337107480348979" calcext:value-type="float">
            <text:p>0.0337107480348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style-name="ce35" office:value-type="float" office:value="0.0191329804024702" calcext:value-type="float">
            <text:p>0.01913298040247</text:p>
          </table:table-cell>
          <table:table-cell office:value-type="string" calcext:value-type="string">
            <text:p>S</text:p>
          </table:table-cell>
          <table:table-cell table:style-name="ce41" office:value-type="float" office:value="0.010606896597892" calcext:value-type="float">
            <text:p>0.01060689659789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 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U</text:p>
          </table:table-cell>
          <table:table-cell table:style-name="ce42" office:value-type="float" office:value="0.0441768437428467" calcext:value-type="float">
            <text:p>0.04417684374284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U</text:p>
          </table:table-cell>
          <table:table-cell table:style-name="ce42" office:value-type="float" office:value="0.0441768437428467" calcext:value-type="float">
            <text:p>0.04417684374284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37" office:value-type="float" office:value="0.0337107480348979" calcext:value-type="float">
            <text:p>0.033710748034898</text:p>
          </table:table-cell>
          <table:table-cell office:value-type="string" calcext:value-type="string">
            <text:p>X</text:p>
          </table:table-cell>
          <table:table-cell table:style-name="ce43" office:value-type="float" office:value="0.00808119378052652" calcext:value-type="float">
            <text:p>0.0080811937805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Z</text:p>
          </table:table-cell>
          <table:table-cell table:style-name="ce44" office:value-type="float" office:value="0.0204469992339992" calcext:value-type="float">
            <text:p>0.0204469992339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Z</text:p>
          </table:table-cell>
          <table:table-cell table:style-name="ce44" office:value-type="float" office:value="0.0204469992339992" calcext:value-type="float">
            <text:p>0.0204469992339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C </text:p>
          </table:table-cell>
          <table:table-cell table:style-name="ce38" office:value-type="float" office:value="0.00960266729816794" calcext:value-type="float">
            <text:p>0.009602667298168</text:p>
          </table:table-cell>
          <table:table-cell table:number-columns-repeated="5"/>
        </table:table-row>
        <table:table-row table:style-name="ro1">
          <table:table-cell/>
          <table:table-cell table:style-name="ce27"/>
          <table:table-cell table:number-columns-repeated="3"/>
          <table:table-cell table:style-name="ce30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1" table:number-columns-repeated="9"/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table:style-name="ce32"/>
          <table:table-cell table:style-name="ce33"/>
          <table:table-cell table:style-name="ce34"/>
          <table:table-cell table:style-name="ce39"/>
          <table:table-cell table:style-name="ce40"/>
          <table:table-cell table:style-name="ce45"/>
          <table:table-cell table:style-name="ce47"/>
          <table:table-cell table:style-name="ce48"/>
          <table:table-cell table:style-name="Default"/>
        </table:table-row>
      </table:table>
      <table:table table:name="Slate 16_AES" table:style-name="ta1">
        <table:table-column table:style-name="co10" table:default-cell-style-name="ce27"/>
        <table:table-column table:style-name="co10" table:default-cell-style-name="ce28"/>
        <table:table-column table:style-name="co10" table:default-cell-style-name="ce30"/>
        <table:table-column table:style-name="co21" table:default-cell-style-name="ce30"/>
        <table:table-column table:style-name="co10" table:default-cell-style-name="ce30"/>
        <table:table-column table:style-name="co10" table:default-cell-style-name="ce36"/>
        <table:table-column table:style-name="co10" table:number-columns-repeated="2" table:default-cell-style-name="ce30"/>
        <table:table-column table:style-name="co22" table:default-cell-style-name="ce50"/>
        <table:table-column table:style-name="co23" table:default-cell-style-name="ce50"/>
        <table:table-column table:style-name="co24" table:default-cell-style-name="ce50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Letter</text:p>
          </table:table-cell>
          <table:table-cell table:style-name="ce29" office:value-type="string" calcext:value-type="string">
            <text:p>Network</text:p>
          </table:table-cell>
          <table:table-cell table:style-name="ce29" office:value-type="string" calcext:value-type="string">
            <text:p>Separation Scheme</text:p>
          </table:table-cell>
          <table:table-cell table:style-name="ce29" office:value-type="string" calcext:value-type="string">
            <text:p>AE 1</text:p>
          </table:table-cell>
          <table:table-cell table:style-name="ce29" office:value-type="string" calcext:value-type="string">
            <text:p>AE 1 Mean</text:p>
          </table:table-cell>
          <table:table-cell table:style-name="ce29" office:value-type="string" calcext:value-type="string">
            <text:p>AE 2 </text:p>
          </table:table-cell>
          <table:table-cell table:style-name="ce29" office:value-type="string" calcext:value-type="string">
            <text:p>AE 2 Mean</text:p>
          </table:table-cell>
          <table:table-cell table:style-name="ce52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style-name="ce35" office:value-type="float" office:value="0.0191329804024702" calcext:value-type="float">
            <text:p>0.01913298040247</text:p>
          </table:table-cell>
          <table:table-cell table:number-columns-repeated="2"/>
          <table:table-cell table:style-name="ce53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style-name="ce35" office:value-type="float" office:value="0.0191329804024702" calcext:value-type="float">
            <text:p>0.01913298040247</text:p>
          </table:table-cell>
          <table:table-cell table:number-columns-repeated="2"/>
          <table:table-cell table:style-name="ce53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table:number-columns-repeated="2"/>
          <table:table-cell table:style-name="ce53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style-name="ce37" office:value-type="float" office:value="0.0337107480348979" calcext:value-type="float">
            <text:p>0.0337107480348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37" office:value-type="float" office:value="0.0337107480348979" calcext:value-type="float">
            <text:p>0.0337107480348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style-name="ce35" office:value-type="float" office:value="0.0191329804024702" calcext:value-type="float">
            <text:p>0.01913298040247</text:p>
          </table:table-cell>
          <table:table-cell office:value-type="string" calcext:value-type="string">
            <text:p>S</text:p>
          </table:table-cell>
          <table:table-cell table:style-name="ce41" office:value-type="float" office:value="0.010606896597892" calcext:value-type="float">
            <text:p>0.01060689659789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 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U</text:p>
          </table:table-cell>
          <table:table-cell table:style-name="ce42" office:value-type="float" office:value="0.0441768437428467" calcext:value-type="float">
            <text:p>0.04417684374284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U</text:p>
          </table:table-cell>
          <table:table-cell table:style-name="ce42" office:value-type="float" office:value="0.0441768437428467" calcext:value-type="float">
            <text:p>0.04417684374284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37" office:value-type="float" office:value="0.0337107480348979" calcext:value-type="float">
            <text:p>0.033710748034898</text:p>
          </table:table-cell>
          <table:table-cell office:value-type="string" calcext:value-type="string">
            <text:p>X</text:p>
          </table:table-cell>
          <table:table-cell table:style-name="ce43" office:value-type="float" office:value="0.00808119378052652" calcext:value-type="float">
            <text:p>0.0080811937805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Z</text:p>
          </table:table-cell>
          <table:table-cell table:style-name="ce44" office:value-type="float" office:value="0.0204469992339992" calcext:value-type="float">
            <text:p>0.0204469992339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string" calcext:value-type="string">
            <text:p>Z</text:p>
          </table:table-cell>
          <table:table-cell table:style-name="ce44" office:value-type="float" office:value="0.0204469992339992" calcext:value-type="float">
            <text:p>0.0204469992339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C </text:p>
          </table:table-cell>
          <table:table-cell table:style-name="ce38" office:value-type="float" office:value="0.00960266729816794" calcext:value-type="float">
            <text:p>0.009602667298168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ce49" table:number-columns-repeated="2"/>
          <table:table-cell table:style-name="ce50" table:number-columns-repeated="6"/>
          <table:table-cell table:number-columns-repeated="3"/>
        </table:table-row>
        <table:table-row table:style-name="ro1">
          <table:table-cell table:style-name="ce3" table:number-columns-repeated="2"/>
          <table:table-cell table:style-name="ce51" table:number-columns-repeated="9"/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table:style-name="ce32"/>
          <table:table-cell table:style-name="ce33"/>
          <table:table-cell table:style-name="ce34"/>
          <table:table-cell table:style-name="ce39"/>
          <table:table-cell table:style-name="ce40"/>
          <table:table-cell table:style-name="ce45"/>
          <table:table-cell table:style-name="ce47"/>
          <table:table-cell table:style-name="ce48"/>
          <table:table-cell table:style-name="Default"/>
        </table:table-row>
      </table:table>
      <table:table table:name="Easier_compare" table:style-name="ta1">
        <table:table-column table:style-name="co10" table:default-cell-style-name="ce2"/>
        <table:table-column table:style-name="co10" table:number-columns-repeated="2" table:default-cell-style-name="ce4"/>
        <table:table-column table:style-name="co10" table:default-cell-style-name="ce1"/>
        <table:table-column table:style-name="co10" table:default-cell-style-name="ce4"/>
        <table:table-column table:style-name="co10" table:default-cell-style-name="ce1"/>
        <table:table-column table:style-name="co10" table:default-cell-style-name="ce4"/>
        <table:table-column table:style-name="co10" table:number-columns-repeated="2" table:default-cell-style-name="ce9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Scheme 1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2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3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4</text:p>
          </table:table-cell>
          <table:table-cell table:style-name="ce2" office:value-type="string" calcext:value-type="string">
            <text:p>Letter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office:value-type="float" office:value="0.0151460804821303" calcext:value-type="float">
            <text:p>0.0151460804821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office:value-type="float" office:value="0.805298618501957" calcext:value-type="float">
            <text:p>0.805298618501957</text:p>
          </table:table-cell>
          <table:table-cell office:value-type="string" calcext:value-type="string">
            <text:p>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office:value-type="float" office:value="0.0151863422555228" calcext:value-type="float">
            <text:p>0.01518634225552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office:value-type="float" office:value="0.0157265695748833" calcext:value-type="float">
            <text:p>0.015726569574883</text:p>
          </table:table-cell>
          <table:table-cell table:style-name="ce1" office:value-type="string" calcext:value-type="string">
            <text:p>Q</text:p>
          </table:table-cell>
          <table:table-cell office:value-type="float" office:value="0.0155701937990937" calcext:value-type="float">
            <text:p>0.015570193799094</text:p>
          </table:table-cell>
          <table:table-cell table:style-name="ce1" office:value-type="string" calcext:value-type="string">
            <text:p>M</text:p>
          </table:table-cell>
          <table:table-cell office:value-type="float" office:value="0.0151574256209036" calcext:value-type="float">
            <text:p>0.0151574256209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office:value-type="float" office:value="0.524470339237966" calcext:value-type="float">
            <text:p>0.524470339237966</text:p>
          </table:table-cell>
          <table:table-cell office:value-type="string" calcext:value-type="string">
            <text:p>Q</text:p>
          </table:table-cell>
          <table:table-cell office:value-type="float" office:value="0.660780914178356" calcext:value-type="float">
            <text:p>0.660780914178356</text:p>
          </table:table-cell>
          <table:table-cell office:value-type="string" calcext:value-type="string">
            <text:p>M</text:p>
          </table:table-cell>
          <table:table-cell office:value-type="float" office:value="0.805408349221627" calcext:value-type="float">
            <text:p>0.80540834922162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Scheme 1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2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3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Scheme 4</text:p>
          </table:table-cell>
          <table:table-cell table:style-name="ce2" office:value-type="string" calcext:value-type="string">
            <text:p>Letter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 table:style-name="ce4"/>
          <table:table-cell office:value-type="string" calcext:value-type="string">
            <text:p>Min </text:p>
          </table:table-cell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style-name="ce4" table:formula="of:=MAX([.B11];[.D11];[.F11];[.H11])" office:value-type="float" office:value="0.84736701619912" calcext:value-type="float">
            <text:p>0.84736701619912</text:p>
          </table:table-cell>
          <table:table-cell/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ce1" table:formula="of:=MIN([.D12];[.F12];[.H12])" office:value-type="float" office:value="0.0124335559085011" calcext:value-type="float">
            <text:p>0.012433555908501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office:value-type="float" office:value="0.0132041002343003" calcext:value-type="float">
            <text:p>0.0132041002343</text:p>
          </table:table-cell>
          <table:table-cell office:value-type="string" calcext:value-type="string">
            <text:p>Q</text:p>
          </table:table-cell>
          <table:table-cell office:value-type="float" office:value="0.01298208807653" calcext:value-type="float">
            <text:p>0.01298208807653</text:p>
          </table:table-cell>
          <table:table-cell office:value-type="string" calcext:value-type="string">
            <text:p>M</text:p>
          </table:table-cell>
          <table:table-cell office:value-type="float" office:value="0.0123422220349312" calcext:value-type="float">
            <text:p>0.012342222034931</text:p>
          </table:table-cell>
          <table:table-cell office:value-type="string" calcext:value-type="string">
            <text:p>N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office:value-type="float" office:value="0.587176751431391" calcext:value-type="float">
            <text:p>0.587176751431391</text:p>
          </table:table-cell>
          <table:table-cell office:value-type="string" calcext:value-type="string">
            <text:p>F</text:p>
          </table:table-cell>
          <table:table-cell office:value-type="float" office:value="0.726243455293513" calcext:value-type="float">
            <text:p>0.726243455293513</text:p>
          </table:table-cell>
          <table:table-cell office:value-type="string" calcext:value-type="string">
            <text:p>M</text:p>
          </table:table-cell>
          <table:table-cell office:value-type="float" office:value="0.843083677019199" calcext:value-type="float">
            <text:p>0.843083677019199</text:p>
          </table:table-cell>
          <table:table-cell office:value-type="string" calcext:value-type="string">
            <text:p>Y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3:02:47.306579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20T17:18:22.231661002</dc:date>
    <meta:editing-duration>P1DT5H52M4S</meta:editing-duration>
    <meta:editing-cycles>127</meta:editing-cycles>
    <meta:generator>LibreOffice/6.0.7.3$Linux_X86_64 LibreOffice_project/00m0$Build-3</meta:generator>
    <meta:document-statistic meta:table-count="9" meta:cell-count="925" meta:object-count="0"/>
  </office:meta>
</office:document-meta>
</file>